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style>
    <style:style style:name="P3" style:family="paragraph" style:parent-style-name="Text_20_body" style:list-style-name="L1">
      <style:paragraph-properties fo:margin-top="0cm" fo:margin-bottom="0cm"/>
    </style:style>
    <style:style style:name="P4" style:family="paragraph" style:parent-style-name="Heading_20_3">
      <style:paragraph-properties fo:margin-left="0cm" fo:margin-right="0cm" fo:text-indent="0cm" style:auto-text-indent="false"/>
    </style:style>
    <style:style style:name="T1" style:family="text">
      <style:text-properties fo:font-size="10pt" fo:font-weight="normal"/>
    </style:style>
    <style:style style:name="T2" style:family="text">
      <style:text-properties fo:font-style="italic"/>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 text:is-list-header="true">Problemgröße <text:span text:style-name="T1">[</text:span><text:a xlink:type="simple" xlink:href="http://de.wikipedia.org/w/index.php?title=Komplexitätstheorie&amp;action=edit&amp;section=7"><text:span text:style-name="T1">Bearbeiten</text:span></text:a><text:span text:style-name="T1">]</text:span></text:h>
      <text:p text:style-name="Text_20_body">Hat man ein Problem formal definiert (zum Beispiel das Problem des Handlungsreisenden in Form eines Graphen mit Kantengewichten), so möchte man Aussagen darüber treffen, wie sich ein Algorithmus bei der Berechnung der Problemlösung in Abhängigkeit von der Schwierigkeit des Problems verhält. Im Allgemeinen sind bei der Beurteilung der Schwierigkeit des Problems viele verschiedene <text:a xlink:type="simple" xlink:href="http://de.wikipedia.org/wiki/Aspekt">Aspekte</text:a> zu betrachten. Dennoch gelingt es häufig, wenige skalare Größen zu finden, die das Verhalten des Algorithmus im Hinblick auf den Ressourcenverbrauch maßgeblich beeinflussen. Diese Größen bezeichnet man als die Problemgröße. In aller Regel entspricht diese der Eingabelänge (bei einer konkret gewählten Repräsentation der Eingabe).</text:p>
      <text:p text:style-name="Text_20_body">Man untersucht nun das Verhalten des Algorithmus in Abhängigkeit von der Problemgröße. Die Komplexitätstheorie interessiert sich für die Frage: <text:span text:style-name="T2">Wie viel</text:span> Mehrarbeit ist für wachsende Problemgrößen notwendig? Steigt der Aufwand (in Relation zur Problemgröße) zum Beispiel linear, polynomial, exponentiell oder gar überexponentiell?</text:p>
      <text:p text:style-name="Text_20_body">So kann man beim Problem des Handlungsreisenden die Problemgröße als Anzahl der vorgegebenen Orte definieren (wobei man vernachlässigt, dass auch die vorgegebenen Streckenlängen verschieden große Eingabegrößen aufweisen können). Dann ist dieses Problem für die Problemgröße 2 trivial, da es hier überhaupt nur eine mögliche Lösung gibt und diese folglich auch optimal sein muss. Mit zunehmender Problemgröße wird ein Algorithmus jedoch mehr Arbeit leisten müssen.</text:p>
      <text:h text:style-name="P4" text:outline-level="3" text:is-list-header="true"><text:bookmark text:name="Bester.2C_schlechtester_und_durchschnittlicher_Fall_f.C3.BCr_Problemgr.C3.B6.C3.9Fen"/>Bester, schlechtester und durchschnittlicher Fall für Problemgrößen <text:span text:style-name="T1">[</text:span><text:a xlink:type="simple" xlink:href="http://de.wikipedia.org/w/index.php?title=Komplexitätstheorie&amp;action=edit&amp;section=8"><text:span text:style-name="T1">Bearbeiten</text:span></text:a><text:span text:style-name="T1">]</text:span></text:h>
      <text:p text:style-name="Text_20_body">Auch innerhalb einer Problemgröße lassen sich verschiedene Verhaltensweisen von Algorithmen beobachten. So hat das Problem des Handlungsreisenden für die 16 deutschen Landeshauptstädte dieselbe Problemgröße <text:span text:style-name="T2">n</text:span> = 16 wie das Finden einer Route durch 16 europäische Hauptstädte. Es ist keineswegs zu erwarten, dass ein Algorithmus unter den unterschiedlichen Bedingungen (selbst bei gleicher Problemgröße) jeweils gleich gut arbeitet. Da es jedoch in der Regel unendlich viele Instanzen gleicher Größe für ein Problem gibt, gruppiert man diese zumeist grob in drei Gruppen: bester, schlechtester und durchschnittlicher Fall. Diese stehen für die Fragen:</text:p>
      <text:list text:style-name="L1">
        <text:list-item>
          <text:p text:style-name="P2">Bester Fall: Wie arbeitet der Algorithmus (in Bezug auf die in Frage stehende Ressource) im günstigsten Fall? </text:p>
        </text:list-item>
        <text:list-item>
          <text:p text:style-name="P2">Schlechtester Fall: Wie arbeitet der Algorithmus im schlimmsten Fall? </text:p>
        </text:list-item>
        <text:list-item>
          <text:p text:style-name="P1">Durchschnittlicher Fall: Wie arbeitet der Algorithmus durchschnittlich (wobei die zugrundegelegte <text:a xlink:type="simple" xlink:href="http://de.wikipedia.org/wiki/Wahrscheinlichkeitsverteilung">Verteilung</text:a> für die Berechnung eines Durchschnitts nicht immer offensichtlich ist)?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1-24T17:08:54</dc:date>
    <meta:editing-cycles>1</meta:editing-cycles>
    <meta:editing-duration>PT1M18S</meta:editing-duration>
    <meta:user-defined meta:name="Info 1"/>
    <meta:user-defined meta:name="Info 2"/>
    <meta:user-defined meta:name="Info 3"/>
    <meta:user-defined meta:name="Info 4"/>
    <meta:document-statistic meta:table-count="0" meta:image-count="0" meta:object-count="0" meta:page-count="1" meta:paragraph-count="9" meta:word-count="348" meta:character-count="2627"/>
  </office:meta>
</office:document-meta>
</file>